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283in"/>
    </style:style>
    <style:style style:name="co2" style:family="table-column">
      <style:table-column-properties fo:break-before="auto" style:column-width="1.3283in"/>
    </style:style>
    <style:style style:name="co3" style:family="table-column">
      <style:table-column-properties fo:break-before="auto" style:column-width="1.3201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2193in"/>
    </style:style>
    <style:style style:name="co6" style:family="table-column">
      <style:table-column-properties fo:break-before="auto" style:column-width="1.1862in"/>
    </style:style>
    <style:style style:name="co7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1.1445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style:style style:name="ce6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Monospace" style:font-name-asian="Monospace" style:font-name-complex="Monospace"/>
    </style:style>
    <style:style style:name="ce10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d7d7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1">
      <style:table-cell-properties fo:background-color="#d4ea6b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7">
      <style:table-cell-properties fo:background-color="#dee6ef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07">
      <style:table-cell-properties fo:background-color="#ffd7d7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1">
      <style:table-cell-properties fo:background-color="#e8f2a1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21">
      <style:table-cell-properties fo:background-color="#bf819e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 style:data-style-name="N121">
      <style:table-cell-properties fo:background-color="#b4c7dc"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1">
      <style:table-cell-properties fo:background-color="#ffa6a6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bf00"/>
    </style:style>
    <style:style style:name="ce25" style:family="table-cell" style:parent-style-name="Default" style:data-style-name="N121">
      <style:table-cell-properties fo:background-color="#ffff6d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5eb91e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ff6d6d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5eb91e"/>
    </style:style>
    <style:style style:name="ce29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6" office:value-type="string" calcext:value-type="string">
            <text:p>1 Area_ 4 Cameras per area</text:p>
          </table:table-cell>
          <table:table-cell table:style-name="ce13"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Cloud=44800, Router=Proxy=2800, Mobile device= 500, camera rate =0.2, Scheduling interval=10, Simulation time=20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15" office:value-type="string" calcext:value-type="string">
            <text:p>Router only</text:p>
          </table:table-cell>
          <table:table-cell table:style-name="ce20" office:value-type="string" calcext:value-type="string">
            <text:p>Proxy only</text:p>
          </table:table-cell>
          <table:table-cell table:style-name="ce22" office:value-type="string" calcext:value-type="string">
            <text:p>Cloud only</text:p>
          </table:table-cell>
          <table:table-cell table:style-name="ce23" office:value-type="string" calcext:value-type="string">
            <text:p>Router_Proxy</text:p>
          </table:table-cell>
          <table:table-cell table:style-name="ce25" office:value-type="string" calcext:value-type="string">
            <text:p>Router_Cloud</text:p>
          </table:table-cell>
          <table:table-cell table:style-name="ce27" office:value-type="string" calcext:value-type="string">
            <text:p>Proxy_Clo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2669181.09005102" calcext:value-type="float">
            <text:p>2,669,181.090</text:p>
          </table:table-cell>
          <table:table-cell office:value-type="float" office:value="2669181.93647959" calcext:value-type="float">
            <text:p>2,669,181.936</text:p>
          </table:table-cell>
          <table:table-cell office:value-type="float" office:value="2734317.78714284" calcext:value-type="float">
            <text:p>2,734,317.787</text:p>
          </table:table-cell>
          <table:table-cell office:value-type="float" office:value="2669181.13237245" calcext:value-type="float">
            <text:p>2,669,181.132</text:p>
          </table:table-cell>
          <table:table-cell office:value-type="float" office:value="2693927.36524493" calcext:value-type="float">
            <text:p>2,693,927.365</text:p>
          </table:table-cell>
          <table:table-cell office:value-type="float" office:value="2693491.30217351" calcext:value-type="float">
            <text:p>2,693,491.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y Energy</text:p>
          </table:table-cell>
          <table:table-cell office:value-type="float" office:value="166866.6" calcext:value-type="float">
            <text:p>166,866.600</text:p>
          </table:table-cell>
          <table:table-cell office:value-type="float" office:value="210475.173034003" calcext:value-type="float">
            <text:p>210,475.173</text:p>
          </table:table-cell>
          <table:table-cell office:value-type="float" office:value="166866.6" calcext:value-type="float">
            <text:p>166,866.600</text:p>
          </table:table-cell>
          <table:table-cell office:value-type="float" office:value="182190.487404059" calcext:value-type="float">
            <text:p>182,190.487</text:p>
          </table:table-cell>
          <table:table-cell office:value-type="float" office:value="166866.6" calcext:value-type="float">
            <text:p>166,866.600</text:p>
          </table:table-cell>
          <table:table-cell office:value-type="float" office:value="195907.244360003" calcext:value-type="float">
            <text:p>195,907.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er Energy</text:p>
          </table:table-cell>
          <table:table-cell office:value-type="float" office:value="209917.350600001" calcext:value-type="float">
            <text:p>209,917.351</text:p>
          </table:table-cell>
          <table:table-cell table:number-columns-repeated="2" office:value-type="float" office:value="166866.6" calcext:value-type="float">
            <text:p>166,866.600</text:p>
          </table:table-cell>
          <table:table-cell table:number-columns-repeated="2" office:value-type="float" office:value="195508.360679998" calcext:value-type="float">
            <text:p>195,508.361</text:p>
          </table:table-cell>
          <table:table-cell office:value-type="float" office:value="166866.6" calcext:value-type="float">
            <text:p>166,866.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device Energy *4</text:p>
          </table:table-cell>
          <table:table-cell table:number-columns-repeated="6" office:value-type="float" office:value="677679.084" calcext:value-type="float">
            <text:p>677,679.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70" calcext:value-type="float">
            <text:p>170.000</text:p>
          </table:table-cell>
          <table:table-cell office:value-type="float" office:value="209" calcext:value-type="float">
            <text:p>209.000</text:p>
          </table:table-cell>
          <table:table-cell office:value-type="float" office:value="206" calcext:value-type="float">
            <text:p>206.000</text:p>
          </table:table-cell>
          <table:table-cell office:value-type="float" office:value="183" calcext:value-type="float">
            <text:p>183.000</text:p>
          </table:table-cell>
          <table:table-cell office:value-type="float" office:value="192" calcext:value-type="float">
            <text:p>192.000</text:p>
          </table:table-cell>
          <table:table-cell office:value-type="float" office:value="237" calcext:value-type="float">
            <text:p>237.0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[motion_detector, object_detector, object_tracker]</text:p>
          </table:table-cell>
          <table:table-cell office:value-type="float" office:value="5.35714285714296" calcext:value-type="float">
            <text:p>5.357</text:p>
          </table:table-cell>
          <table:table-cell office:value-type="float" office:value="7.437142857143" calcext:value-type="float">
            <text:p>7.437</text:p>
          </table:table-cell>
          <table:table-cell office:value-type="float" office:value="104.778571428573" calcext:value-type="float">
            <text:p>104.779</text:p>
          </table:table-cell>
          <table:table-cell office:value-type="float" office:value="7.36063768918414" calcext:value-type="float">
            <text:p>7.361</text:p>
          </table:table-cell>
          <table:table-cell office:value-type="float" office:value="107.36258223044" calcext:value-type="float">
            <text:p>107.363</text:p>
          </table:table-cell>
          <table:table-cell office:value-type="float" office:value="107.440637407551" calcext:value-type="float">
            <text:p>107.44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[object_tracker, PTZ_CONTROL]</text:p>
          </table:table-cell>
          <table:table-cell office:value-type="float" office:value="3.10999999999996" calcext:value-type="float">
            <text:p>3.110</text:p>
          </table:table-cell>
          <table:table-cell office:value-type="float" office:value="5.11099999999994" calcext:value-type="float">
            <text:p>5.111</text:p>
          </table:table-cell>
          <table:table-cell office:value-type="float" office:value="105.112" calcext:value-type="float">
            <text:p>105.112</text:p>
          </table:table-cell>
          <table:table-cell office:value-type="float" office:value="5.11099999999994" calcext:value-type="float">
            <text:p>5.111</text:p>
          </table:table-cell>
          <table:table-cell table:number-columns-repeated="2" office:value-type="float" office:value="105.112" calcext:value-type="float">
            <text:p>105.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ON_VIDEO_STREAM</text:p>
          </table:table-cell>
          <table:table-cell office:value-type="float" office:value="2.9571428571428" calcext:value-type="float">
            <text:p>2.957</text:p>
          </table:table-cell>
          <table:table-cell office:value-type="float" office:value="2.97180952380945" calcext:value-type="float">
            <text:p>2.972</text:p>
          </table:table-cell>
          <table:table-cell office:value-type="float" office:value="0.293238095238121" calcext:value-type="float">
            <text:p>.293</text:p>
          </table:table-cell>
          <table:table-cell table:number-columns-repeated="2" office:value-type="float" office:value="2.9571428571428" calcext:value-type="float">
            <text:p>2.957</text:p>
          </table:table-cell>
          <table:table-cell office:value-type="float" office:value="2.97180952380945" calcext:value-type="float">
            <text:p>2.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CTED_OBJECT</text:p>
          </table:table-cell>
          <table:table-cell table:number-columns-repeated="2" office:value-type="float" office:value="0.111160714285688" calcext:value-type="float">
            <text:p>.111</text:p>
          </table:table-cell>
          <table:table-cell office:value-type="float" office:value="0.278571428571468" calcext:value-type="float">
            <text:p>.279</text:p>
          </table:table-cell>
          <table:table-cell office:value-type="float" office:value="0.111160714285688" calcext:value-type="float">
            <text:p>.111</text:p>
          </table:table-cell>
          <table:table-cell table:number-columns-repeated="2" office:value-type="float" office:value="0.279571428571444" calcext:value-type="float">
            <text:p>.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_LOCATION</text:p>
          </table:table-cell>
          <table:table-cell table:number-columns-repeated="2" office:value-type="float" office:value="1.52857142857147" calcext:value-type="float">
            <text:p>1.529</text:p>
          </table:table-cell>
          <table:table-cell office:value-type="float" office:value="0.189306150183386" calcext:value-type="float">
            <text:p>.189</text:p>
          </table:table-cell>
          <table:table-cell office:value-type="float" office:value="1.52933894162488" calcext:value-type="float">
            <text:p>1.529</text:p>
          </table:table-cell>
          <table:table-cell office:value-type="float" office:value="0.190412672436359" calcext:value-type="float">
            <text:p>.190</text:p>
          </table:table-cell>
          <table:table-cell office:value-type="float" office:value="0.190380201702267" calcext:value-type="float">
            <text:p>.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6" office:value-type="float" office:value="2.09999999999991" calcext:value-type="float">
            <text:p>2.10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otal Energy(j)= E(cloud+proxy+router+mobile devices)</text:p>
          </table:table-cell>
          <table:table-cell table:style-name="ce16" table:formula="of:=[.B4]+[.B5]+[.B6]+[.B7]" office:value-type="float" office:value="3723644.12465102" calcext:value-type="float">
            <text:p>3,723,644.12 </text:p>
          </table:table-cell>
          <table:table-cell table:style-name="ce16" table:formula="of:=[.C4]+[.C5]+[.C6]+[.C7]" office:value-type="float" office:value="3724202.7935136" calcext:value-type="float">
            <text:p>3,724,202.79 </text:p>
          </table:table-cell>
          <table:table-cell table:style-name="ce16" table:formula="of:=[.D4]+[.D5]+[.D6]+[.D7]" office:value-type="float" office:value="3745730.07114284" calcext:value-type="float">
            <text:p>3,745,730.07 </text:p>
          </table:table-cell>
          <table:table-cell table:style-name="ce16" table:formula="of:=[.E4]+[.E5]+[.E6]+[.E7]" office:value-type="float" office:value="3724559.06445651" calcext:value-type="float">
            <text:p>3,724,559.06 </text:p>
          </table:table-cell>
          <table:table-cell table:style-name="ce16" table:formula="of:=[.F4]+[.F5]+[.F6]+[.F7]" office:value-type="float" office:value="3733981.40992493" calcext:value-type="float">
            <text:p>3,733,981.41 </text:p>
          </table:table-cell>
          <table:table-cell table:style-name="ce16" table:formula="of:=[.G4]+[.G5]+[.G6]+[.G7]" office:value-type="float" office:value="3733944.23053351" calcext:value-type="float">
            <text:p>3,733,944.23 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Total Delay(ms) (delay1+delay2)</text:p>
          </table:table-cell>
          <table:table-cell table:style-name="ce17" table:formula="of:=[.B9]+[.B10]" office:value-type="float" office:value="8.46714285714292" calcext:value-type="float">
            <text:p>8.47 </text:p>
          </table:table-cell>
          <table:table-cell table:style-name="ce17" table:formula="of:=[.C9]+[.C10]" office:value-type="float" office:value="12.5481428571429" calcext:value-type="float">
            <text:p>12.55 </text:p>
          </table:table-cell>
          <table:table-cell table:style-name="ce17" table:formula="of:=[.D9]+[.D10]" office:value-type="float" office:value="209.890571428573" calcext:value-type="float">
            <text:p>209.89 </text:p>
          </table:table-cell>
          <table:table-cell table:style-name="ce17" table:formula="of:=[.E9]+[.E10]" office:value-type="float" office:value="12.4716376891841" calcext:value-type="float">
            <text:p>12.47 </text:p>
          </table:table-cell>
          <table:table-cell table:style-name="ce17" table:formula="of:=[.F9]+[.F10]" office:value-type="float" office:value="212.47458223044" calcext:value-type="float">
            <text:p>212.47 </text:p>
          </table:table-cell>
          <table:table-cell table:style-name="ce17" table:formula="of:=[.G9]+[.G10]" office:value-type="float" office:value="212.552637407551" calcext:value-type="float">
            <text:p>212.55 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7345.34285714205" calcext:value-type="float">
            <text:p>7,345.343</text:p>
          </table:table-cell>
          <table:table-cell office:value-type="float" office:value="7346.54285714205" calcext:value-type="float">
            <text:p>7,346.543</text:p>
          </table:table-cell>
          <table:table-cell office:value-type="float" office:value="99691.0399999945" calcext:value-type="float">
            <text:p>99,691.040</text:p>
          </table:table-cell>
          <table:table-cell office:value-type="float" office:value="7345.40285714205" calcext:value-type="float">
            <text:p>7,345.403</text:p>
          </table:table-cell>
          <table:table-cell office:value-type="float" office:value="42428.6697142726" calcext:value-type="float">
            <text:p>42,428.670</text:p>
          </table:table-cell>
          <table:table-cell office:value-type="float" office:value="41810.4537142727" calcext:value-type="float">
            <text:p>41,810.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10973.6" calcext:value-type="float">
            <text:p>10,973.600</text:p>
          </table:table-cell>
          <table:table-cell office:value-type="float" office:value="13925.5" calcext:value-type="float">
            <text:p>13,925.500</text:p>
          </table:table-cell>
          <table:table-cell office:value-type="float" office:value="161520" calcext:value-type="float">
            <text:p>161,520.000</text:p>
          </table:table-cell>
          <table:table-cell office:value-type="float" office:value="11130.7" calcext:value-type="float">
            <text:p>11,130.700</text:p>
          </table:table-cell>
          <table:table-cell office:value-type="float" office:value="18965.2" calcext:value-type="float">
            <text:p>18,965.200</text:p>
          </table:table-cell>
          <table:table-cell office:value-type="float" office:value="21760" calcext:value-type="float">
            <text:p>21,760.00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5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1 Area_ 4Camera</text:p>
          </table:table-cell>
          <table:table-cell table:style-name="ce21"/>
          <table:table-cell table:style-name="ce6" office:value-type="string" calcext:value-type="string">
            <text:p>2 A_ 4 C </text:p>
          </table:table-cell>
          <table:table-cell table:style-name="ce24"/>
          <table:table-cell table:style-name="ce26" office:value-type="string" calcext:value-type="string">
            <text:p>4 A_ 4 C</text:p>
          </table:table-cell>
          <table:table-cell table:style-name="ce28"/>
          <table:table-cell table:style-name="ce27" office:value-type="string" calcext:value-type="string">
            <text:p>8 A_ 4 C</text:p>
          </table:table-cell>
          <table:table-cell table:style-name="ce29"/>
        </table:table-row>
        <table:table-row table:style-name="ro1">
          <table:table-cell/>
          <table:table-cell table:style-name="ce19" office:value-type="string" calcext:value-type="string">
            <text:p>Router only</text:p>
          </table:table-cell>
          <table:table-cell table:style-name="ce22" office:value-type="string" calcext:value-type="string">
            <text:p>Cloud only</text:p>
          </table:table-cell>
          <table:table-cell table:style-name="ce19" office:value-type="string" calcext:value-type="string">
            <text:p>Router only</text:p>
          </table:table-cell>
          <table:table-cell table:style-name="ce22" office:value-type="string" calcext:value-type="string">
            <text:p>Cloud only</text:p>
          </table:table-cell>
          <table:table-cell table:style-name="ce19" office:value-type="string" calcext:value-type="string">
            <text:p>Router only</text:p>
          </table:table-cell>
          <table:table-cell table:style-name="ce22" office:value-type="string" calcext:value-type="string">
            <text:p>Cloud only</text:p>
          </table:table-cell>
          <table:table-cell table:style-name="ce19" office:value-type="string" calcext:value-type="string">
            <text:p>Router only</text:p>
          </table:table-cell>
          <table:table-cell table:style-name="ce22" office:value-type="string" calcext:value-type="string">
            <text:p>Cloud only</text:p>
          </table:table-cell>
        </table:table-row>
        <table:table-row table:style-name="ro1">
          <table:table-cell office:value-type="string" calcext:value-type="string">
            <text:p>Cloud Energy</text:p>
          </table:table-cell>
          <table:table-cell office:value-type="float" office:value="2669181.09005102" calcext:value-type="float">
            <text:p>2,669,181.090</text:p>
          </table:table-cell>
          <table:table-cell office:value-type="float" office:value="2734317.78714284" calcext:value-type="float">
            <text:p>2,734,317.787</text:p>
          </table:table-cell>
          <table:table-cell office:value-type="float" office:value="2674729.14719388" calcext:value-type="float">
            <text:p>2,674,729.147</text:p>
          </table:table-cell>
          <table:table-cell office:value-type="float" office:value="2782833.49285706" calcext:value-type="float">
            <text:p>2,782,833.493</text:p>
          </table:table-cell>
          <table:table-cell office:value-type="float" office:value="2679787.12219388" calcext:value-type="float">
            <text:p>2,679,787.122</text:p>
          </table:table-cell>
          <table:table-cell office:value-type="float" office:value="3103543.64214276" calcext:value-type="float">
            <text:p>3,103,543.642</text:p>
          </table:table-cell>
          <table:table-cell table:style-name="ce5" office:value-type="float" office:value="2818264.81147961" calcext:value-type="float">
            <text:p>2,818,264.811</text:p>
          </table:table-cell>
          <table:table-cell table:style-name="ce5" office:value-type="float" office:value="3216025.0271427" calcext:value-type="float">
            <text:p>3,216,025.027</text:p>
          </table:table-cell>
        </table:table-row>
        <table:table-row table:style-name="ro1">
          <table:table-cell office:value-type="string" calcext:value-type="string">
            <text:p>Proxy Energy</text:p>
          </table:table-cell>
          <table:table-cell table:number-columns-repeated="6" office:value-type="float" office:value="166866.6" calcext:value-type="float">
            <text:p>166,866.600</text:p>
          </table:table-cell>
          <table:table-cell table:number-columns-repeated="2" table:style-name="ce5" office:value-type="float" office:value="166866.6" calcext:value-type="float">
            <text:p>166,866.600</text:p>
          </table:table-cell>
        </table:table-row>
        <table:table-row table:style-name="ro1">
          <table:table-cell office:value-type="string" calcext:value-type="string">
            <text:p>Router Energy (*area)</text:p>
          </table:table-cell>
          <table:table-cell office:value-type="float" office:value="209917.350600001" calcext:value-type="float">
            <text:p>209,917.351</text:p>
          </table:table-cell>
          <table:table-cell office:value-type="float" office:value="166866.6" calcext:value-type="float">
            <text:p>166,866.600</text:p>
          </table:table-cell>
          <table:table-cell table:number-columns-repeated="2" office:value-type="float" office:value="419834.701200002" calcext:value-type="float">
            <text:p>419,834.701</text:p>
          </table:table-cell>
          <table:table-cell table:number-columns-repeated="2" office:value-type="float" office:value="839669.402400004" calcext:value-type="float">
            <text:p>839,669.402</text:p>
          </table:table-cell>
          <table:table-cell table:number-columns-repeated="2" table:style-name="ce5" office:value-type="float" office:value="1679338.80480001" calcext:value-type="float">
            <text:p>1,679,338.805</text:p>
          </table:table-cell>
        </table:table-row>
        <table:table-row table:style-name="ro1">
          <table:table-cell office:value-type="string" calcext:value-type="string">
            <text:p>Mobile device Energy (area*4)</text:p>
          </table:table-cell>
          <table:table-cell table:number-columns-repeated="2" office:value-type="float" office:value="677679.084" calcext:value-type="float">
            <text:p>677,679.084</text:p>
          </table:table-cell>
          <table:table-cell table:number-columns-repeated="2" office:value-type="float" office:value="1355358.168" calcext:value-type="float">
            <text:p>1,355,358.168</text:p>
          </table:table-cell>
          <table:table-cell table:number-columns-repeated="2" office:value-type="float" office:value="2710716.336" calcext:value-type="float">
            <text:p>2,710,716.336</text:p>
          </table:table-cell>
          <table:table-cell table:number-columns-repeated="2" table:style-name="ce5" office:value-type="float" office:value="5421432.672" calcext:value-type="float">
            <text:p>5,421,432.672</text:p>
          </table:table-cell>
        </table:table-row>
        <table:table-row table:style-name="ro1">
          <table:table-cell office:value-type="string" calcext:value-type="string">
            <text:p>Execution time</text:p>
          </table:table-cell>
          <table:table-cell office:value-type="float" office:value="176" calcext:value-type="float">
            <text:p>176.000</text:p>
          </table:table-cell>
          <table:table-cell office:value-type="float" office:value="220" calcext:value-type="float">
            <text:p>220.000</text:p>
          </table:table-cell>
          <table:table-cell office:value-type="float" office:value="298" calcext:value-type="float">
            <text:p>298.000</text:p>
          </table:table-cell>
          <table:table-cell office:value-type="float" office:value="370" calcext:value-type="float">
            <text:p>370.000</text:p>
          </table:table-cell>
          <table:table-cell office:value-type="float" office:value="421" calcext:value-type="float">
            <text:p>421.000</text:p>
          </table:table-cell>
          <table:table-cell office:value-type="float" office:value="672" calcext:value-type="float">
            <text:p>672.000</text:p>
          </table:table-cell>
          <table:table-cell table:style-name="ce5" office:value-type="float" office:value="740" calcext:value-type="float">
            <text:p>740.000</text:p>
          </table:table-cell>
          <table:table-cell table:style-name="ce5" office:value-type="float" office:value="1188" calcext:value-type="float">
            <text:p>1,188.000</text:p>
          </table:table-cell>
        </table:table-row>
        <table:table-row table:style-name="ro1">
          <table:table-cell table:style-name="ce2" office:value-type="string" calcext:value-type="string">
            <text:p>[motion_detector, object_detector, object_tracker]</text:p>
          </table:table-cell>
          <table:table-cell office:value-type="float" office:value="5.35714285714296" calcext:value-type="float">
            <text:p>5.357</text:p>
          </table:table-cell>
          <table:table-cell office:value-type="float" office:value="104.778571428573" calcext:value-type="float">
            <text:p>104.779</text:p>
          </table:table-cell>
          <table:table-cell office:value-type="float" office:value="5.35714285714302" calcext:value-type="float">
            <text:p>5.357</text:p>
          </table:table-cell>
          <table:table-cell office:value-type="float" office:value="104.946589673912" calcext:value-type="float">
            <text:p>104.947</text:p>
          </table:table-cell>
          <table:table-cell office:value-type="float" office:value="5.35714285714225" calcext:value-type="float">
            <text:p>5.357</text:p>
          </table:table-cell>
          <table:table-cell office:value-type="float" office:value="107.457844526394" calcext:value-type="float">
            <text:p>107.458</text:p>
          </table:table-cell>
          <table:table-cell table:style-name="ce5" office:value-type="float" office:value="5.35714285714341" calcext:value-type="float">
            <text:p>5.357</text:p>
          </table:table-cell>
          <table:table-cell table:style-name="ce5" office:value-type="float" office:value="107.482033741113" calcext:value-type="float">
            <text:p>107.482</text:p>
          </table:table-cell>
        </table:table-row>
        <table:table-row table:style-name="ro1">
          <table:table-cell table:style-name="ce3" office:value-type="string" calcext:value-type="string">
            <text:p>[object_tracker, PTZ_CONTROL]</text:p>
          </table:table-cell>
          <table:table-cell office:value-type="float" office:value="3.10999999999996" calcext:value-type="float">
            <text:p>3.110</text:p>
          </table:table-cell>
          <table:table-cell office:value-type="float" office:value="105.112" calcext:value-type="float">
            <text:p>105.112</text:p>
          </table:table-cell>
          <table:table-cell office:value-type="float" office:value="3.10999999999996" calcext:value-type="float">
            <text:p>3.110</text:p>
          </table:table-cell>
          <table:table-cell office:value-type="float" office:value="105.112" calcext:value-type="float">
            <text:p>105.112</text:p>
          </table:table-cell>
          <table:table-cell office:value-type="float" office:value="3.10999999999996" calcext:value-type="float">
            <text:p>3.110</text:p>
          </table:table-cell>
          <table:table-cell office:value-type="float" office:value="105.112" calcext:value-type="float">
            <text:p>105.112</text:p>
          </table:table-cell>
          <table:table-cell table:style-name="ce5" office:value-type="float" office:value="3.10999999999996" calcext:value-type="float">
            <text:p>3.110</text:p>
          </table:table-cell>
          <table:table-cell table:style-name="ce5" office:value-type="float" office:value="105.112" calcext:value-type="float">
            <text:p>105.112</text:p>
          </table:table-cell>
        </table:table-row>
        <table:table-row table:style-name="ro1">
          <table:table-cell office:value-type="string" calcext:value-type="string">
            <text:p>MOTION_VIDEO_STREAM</text:p>
          </table:table-cell>
          <table:table-cell office:value-type="float" office:value="2.9571428571428" calcext:value-type="float">
            <text:p>2.957</text:p>
          </table:table-cell>
          <table:table-cell office:value-type="float" office:value="0.293238095238121" calcext:value-type="float">
            <text:p>.293</text:p>
          </table:table-cell>
          <table:table-cell office:value-type="float" office:value="2.9571428571428" calcext:value-type="float">
            <text:p>2.957</text:p>
          </table:table-cell>
          <table:table-cell office:value-type="float" office:value="0.588252100839942" calcext:value-type="float">
            <text:p>.588</text:p>
          </table:table-cell>
          <table:table-cell office:value-type="float" office:value="2.9571428571428" calcext:value-type="float">
            <text:p>2.957</text:p>
          </table:table-cell>
          <table:table-cell office:value-type="float" office:value="1.45930556833723" calcext:value-type="float">
            <text:p>1.459</text:p>
          </table:table-cell>
          <table:table-cell table:style-name="ce5" office:value-type="float" office:value="2.9571428571428" calcext:value-type="float">
            <text:p>2.957</text:p>
          </table:table-cell>
          <table:table-cell table:style-name="ce5" office:value-type="float" office:value="0.636160713667709" calcext:value-type="float">
            <text:p>.636</text:p>
          </table:table-cell>
        </table:table-row>
        <table:table-row table:style-name="ro1">
          <table:table-cell office:value-type="string" calcext:value-type="string">
            <text:p>DETECTED_OBJECT</text:p>
          </table:table-cell>
          <table:table-cell office:value-type="float" office:value="0.111160714285688" calcext:value-type="float">
            <text:p>.111</text:p>
          </table:table-cell>
          <table:table-cell office:value-type="float" office:value="0.278571428571468" calcext:value-type="float">
            <text:p>.279</text:p>
          </table:table-cell>
          <table:table-cell office:value-type="float" office:value="0.111160714285688" calcext:value-type="float">
            <text:p>.111</text:p>
          </table:table-cell>
          <table:table-cell office:value-type="float" office:value="0.159523809523762" calcext:value-type="float">
            <text:p>.160</text:p>
          </table:table-cell>
          <table:table-cell office:value-type="float" office:value="0.111160714285688" calcext:value-type="float">
            <text:p>.111</text:p>
          </table:table-cell>
          <table:table-cell office:value-type="float" office:value="0.16876050420164" calcext:value-type="float">
            <text:p>.169</text:p>
          </table:table-cell>
          <table:table-cell table:style-name="ce5" office:value-type="float" office:value="0.0730983893557291" calcext:value-type="float">
            <text:p>.073</text:p>
          </table:table-cell>
          <table:table-cell table:style-name="ce5" office:value-type="float" office:value="1.3946428571428" calcext:value-type="float">
            <text:p>1.395</text:p>
          </table:table-cell>
        </table:table-row>
        <table:table-row table:style-name="ro1">
          <table:table-cell office:value-type="string" calcext:value-type="string">
            <text:p>OBJECT_LOCATION</text:p>
          </table:table-cell>
          <table:table-cell office:value-type="float" office:value="1.52857142857147" calcext:value-type="float">
            <text:p>1.529</text:p>
          </table:table-cell>
          <table:table-cell office:value-type="float" office:value="0.189306150183386" calcext:value-type="float">
            <text:p>.189</text:p>
          </table:table-cell>
          <table:table-cell office:value-type="float" office:value="1.52857142857147" calcext:value-type="float">
            <text:p>1.529</text:p>
          </table:table-cell>
          <table:table-cell office:value-type="float" office:value="0.133985474176791" calcext:value-type="float">
            <text:p>.134</text:p>
          </table:table-cell>
          <table:table-cell office:value-type="float" office:value="1.52857142857147" calcext:value-type="float">
            <text:p>1.529</text:p>
          </table:table-cell>
          <table:table-cell office:value-type="float" office:value="1.58924166978723" calcext:value-type="float">
            <text:p>1.589</text:p>
          </table:table-cell>
          <table:table-cell table:style-name="ce5" office:value-type="float" office:value="1.52857142857147" calcext:value-type="float">
            <text:p>1.529</text:p>
          </table:table-cell>
          <table:table-cell table:style-name="ce5" office:value-type="float" office:value="0.393660714363345" calcext:value-type="float">
            <text:p>.394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6" office:value-type="float" office:value="2.09999999999991" calcext:value-type="float">
            <text:p>2.100</text:p>
          </table:table-cell>
          <table:table-cell table:number-columns-repeated="2" table:style-name="ce5" office:value-type="float" office:value="2.09999999999991" calcext:value-type="float">
            <text:p>2.100</text:p>
          </table:table-cell>
        </table:table-row>
        <table:table-row table:style-name="ro1">
          <table:table-cell table:style-name="ce12" office:value-type="string" calcext:value-type="string">
            <text:p>Total Energy(j)= E(cloud+proxy+router+mobile devices)</text:p>
          </table:table-cell>
          <table:table-cell table:style-name="ce16" table:formula="of:=[.B29]+[.B30]+[.B31]+[.B32]" office:value-type="float" office:value="3723644.12465102" calcext:value-type="float">
            <text:p>3,723,644.12 </text:p>
          </table:table-cell>
          <table:table-cell table:style-name="ce16" table:formula="of:=[.C29]+[.C30]+[.C31]+[.C32]" office:value-type="float" office:value="3745730.07114284" calcext:value-type="float">
            <text:p>3,745,730.07 </text:p>
          </table:table-cell>
          <table:table-cell table:style-name="ce16" table:formula="of:=[.D29]+[.D30]+[.D31]+[.D32]" office:value-type="float" office:value="4616788.61639388" calcext:value-type="float">
            <text:p>4,616,788.62 </text:p>
          </table:table-cell>
          <table:table-cell table:style-name="ce16" table:formula="of:=[.E29]+[.E30]+[.E31]+[.E32]" office:value-type="float" office:value="4724892.96205706" calcext:value-type="float">
            <text:p>4,724,892.96 </text:p>
          </table:table-cell>
          <table:table-cell table:style-name="ce16" table:formula="of:=[.F29]+[.F30]+[.F31]+[.F32]" office:value-type="float" office:value="6397039.46059389" calcext:value-type="float">
            <text:p>6,397,039.46 </text:p>
          </table:table-cell>
          <table:table-cell table:style-name="ce16" table:formula="of:=[.G29]+[.G30]+[.G31]+[.G32]" office:value-type="float" office:value="6820795.98054277" calcext:value-type="float">
            <text:p>6,820,795.98 </text:p>
          </table:table-cell>
          <table:table-cell table:style-name="ce16" table:formula="of:=[.H29]+[.H30]+[.H31]+[.H32]" office:value-type="float" office:value="10085902.8882796" calcext:value-type="float">
            <text:p>10,085,902.89 </text:p>
          </table:table-cell>
          <table:table-cell table:style-name="ce16" table:formula="of:=[.I29]+[.I30]+[.I31]+[.I32]" office:value-type="float" office:value="10483663.1039427" calcext:value-type="float">
            <text:p>10,483,663.10 </text:p>
          </table:table-cell>
        </table:table-row>
        <table:table-row table:style-name="ro1">
          <table:table-cell table:style-name="ce11" office:value-type="string" calcext:value-type="string">
            <text:p>Total Delay(ms) (delay1+delay2)</text:p>
          </table:table-cell>
          <table:table-cell table:style-name="ce17" table:formula="of:=[.B34]+[.B35]" office:value-type="float" office:value="8.46714285714292" calcext:value-type="float">
            <text:p>8.47 </text:p>
          </table:table-cell>
          <table:table-cell table:style-name="ce17" table:formula="of:=[.C34]+[.C35]" office:value-type="float" office:value="209.890571428573" calcext:value-type="float">
            <text:p>209.89 </text:p>
          </table:table-cell>
          <table:table-cell table:style-name="ce17" table:formula="of:=[.D34]+[.D35]" office:value-type="float" office:value="8.46714285714298" calcext:value-type="float">
            <text:p>8.47 </text:p>
          </table:table-cell>
          <table:table-cell table:style-name="ce17" table:formula="of:=[.E34]+[.E35]" office:value-type="float" office:value="210.058589673912" calcext:value-type="float">
            <text:p>210.06 </text:p>
          </table:table-cell>
          <table:table-cell table:style-name="ce17" table:formula="of:=[.F34]+[.F35]" office:value-type="float" office:value="8.46714285714221" calcext:value-type="float">
            <text:p>8.47 </text:p>
          </table:table-cell>
          <table:table-cell table:style-name="ce17" table:formula="of:=[.G34]+[.G35]" office:value-type="float" office:value="212.569844526394" calcext:value-type="float">
            <text:p>212.57 </text:p>
          </table:table-cell>
          <table:table-cell table:style-name="ce17" table:formula="of:=[.H34]+[.H35]" office:value-type="float" office:value="8.46714285714337" calcext:value-type="float">
            <text:p>8.47 </text:p>
          </table:table-cell>
          <table:table-cell table:style-name="ce17" table:formula="of:=[.I34]+[.I35]" office:value-type="float" office:value="212.594033741113" calcext:value-type="float">
            <text:p>212.59 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st of execution in cloud</text:p>
          </table:table-cell>
          <table:table-cell office:value-type="float" office:value="7345.34285714205" calcext:value-type="float">
            <text:p>7,345.343</text:p>
          </table:table-cell>
          <table:table-cell office:value-type="float" office:value="99691.0399999945" calcext:value-type="float">
            <text:p>99,691.040</text:p>
          </table:table-cell>
          <table:table-cell office:value-type="float" office:value="15210.9428571412" calcext:value-type="float">
            <text:p>15,210.943</text:p>
          </table:table-cell>
          <table:table-cell office:value-type="float" office:value="168472.79999995" calcext:value-type="float">
            <text:p>168,472.800</text:p>
          </table:table-cell>
          <table:table-cell office:value-type="float" office:value="22381.7428571396" calcext:value-type="float">
            <text:p>22,381.743</text:p>
          </table:table-cell>
          <table:table-cell office:value-type="float" office:value="623150.479999893" calcext:value-type="float">
            <text:p>623,150.480</text:p>
          </table:table-cell>
          <table:table-cell table:style-name="ce5" office:value-type="float" office:value="218704.54285714" calcext:value-type="float">
            <text:p>218,704.543</text:p>
          </table:table-cell>
          <table:table-cell table:style-name="ce5" office:value-type="float" office:value="782617.759999702" calcext:value-type="float">
            <text:p>782,617.760</text:p>
          </table:table-cell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10973.6" calcext:value-type="float">
            <text:p>10,973.600</text:p>
          </table:table-cell>
          <table:table-cell office:value-type="float" office:value="161520" calcext:value-type="float">
            <text:p>161,520.000</text:p>
          </table:table-cell>
          <table:table-cell office:value-type="float" office:value="21949.2" calcext:value-type="float">
            <text:p>21,949.200</text:p>
          </table:table-cell>
          <table:table-cell office:value-type="float" office:value="322945" calcext:value-type="float">
            <text:p>322,945.000</text:p>
          </table:table-cell>
          <table:table-cell office:value-type="float" office:value="43998.4" calcext:value-type="float">
            <text:p>43,998.400</text:p>
          </table:table-cell>
          <table:table-cell office:value-type="float" office:value="645795" calcext:value-type="float">
            <text:p>645,795.000</text:p>
          </table:table-cell>
          <table:table-cell table:style-name="ce5" office:value-type="float" office:value="88096.8" calcext:value-type="float">
            <text:p>88,096.800</text:p>
          </table:table-cell>
          <table:table-cell table:style-name="ce5" office:value-type="float" office:value="1291495" calcext:value-type="float">
            <text:p>1,291,495.0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9:17:42.941096928</meta:creation-date>
    <meta:generator>LibreOffice/7.3.6.2$Linux_X86_64 LibreOffice_project/30$Build-2</meta:generator>
    <dc:date>2023-01-04T00:57:38.203455201</dc:date>
    <meta:editing-duration>PT19H27M7S</meta:editing-duration>
    <meta:editing-cycles>8</meta:editing-cycles>
    <meta:document-statistic meta:table-count="1" meta:cell-count="260" meta:object-count="0"/>
  </office:meta>
</office:document-meta>
</file>